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 Document.</text:p>
      <text:p text:style-name="p"><text:span text:style-name="T2">This is a </text:span><text:a xlink:type="simple" xlink:href="http://usq.edu.au/"><text:span text:style-name="T2">link</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4-24T10:38:28</meta:creation-date>
    <dc:date>2007-05-01T16:36:36</dc:date>
    <dc:language>en-US</dc:language>
    <meta:editing-cycles>6</meta:editing-cycles>
    <meta:editing-duration>PT7M26S</meta:editing-duration>
    <meta:template xlink:type="simple" xlink:actuate="onRequest" xlink:role="template" xlink:href="../../../../templates/ice-template.ott" xlink:title="ice-template" meta:date="2007-04-24T10:38:27"/>
    <meta:user-defined meta:name="Info 1"/>
    <meta:user-defined meta:name="Info 2"/>
    <meta:user-defined meta:name="Info 3"/>
    <meta:user-defined meta:name="Info 4"/>
    <meta:document-statistic meta:table-count="48" meta:image-count="0" meta:object-count="0" meta:page-count="1" meta:paragraph-count="54" meta:word-count="6" meta:character-count="16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